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wget <text:a xlink:type="simple" xlink:href="http://ftp.us.debian.org/debian/pool/non-free/s/svox/libttspico0_1.0+git20130326-9_armhf.deb" text:style-name="Internet_20_link" text:visited-style-name="Visited_20_Internet_20_Link">http://ftp.us.debian.org/debian/pool/non-free/s/svox/libttspico0_1.0+git20130326-9_armhf.deb</text:a></text:p>
      <text:p text:style-name="Standard"/>
      <text:p text:style-name="Standard">sudo wget <text:a xlink:type="simple" xlink:href="http://ftp.us.debian.org/debian/pool/non-free/s/svox/libttspico-utils_1.0+git20130326-9_armhf.deb" text:style-name="Internet_20_link" text:visited-style-name="Visited_20_Internet_20_Link">http://ftp.us.debian.org/debian/pool/non-free/s/svox/libttspico-utils_1.0+git20130326-9_armhf.deb</text:a></text:p>
      <text:p text:style-name="Standard"/>
      <text:p text:style-name="Standard">sudo apt-get install -f ./libttspico0_1.0+git20130326-9_armhf.deb ./libttspico-utils_1.0+git20130326-9_armhf.deb</text:p>
      <text:p text:style-name="Standard"/>
      <text:p text:style-name="Standard">sudo apt-get install sox</text:p>
      <text:p text:style-name="Standard"/>
      <text:p text:style-name="Standard">pico2wave -w /tmp/test.wav "This is a test of pico2wav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2:53:13.980106684</meta:creation-date>
    <dc:date>2021-04-11T22:56:42.577909930</dc:date>
    <meta:editing-duration>PT3M33S</meta:editing-duration>
    <meta:editing-cycles>1</meta:editing-cycles>
    <meta:document-statistic meta:table-count="0" meta:image-count="0" meta:object-count="0" meta:page-count="1" meta:paragraph-count="5" meta:word-count="25" meta:character-count="401" meta:non-whitespace-character-count="381"/>
    <meta:generator>LibreOffice/6.1.5.2$Linux_ARM_EABI LibreOffice_project/10$Build-2</meta:generator>
  </office:meta>
</office:document-meta>
</file>